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avaIntHolderEx.set_text( String 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JavaIntHolderEx.validate_simpleval( String lexical , ValidationContext ct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avaIntHolderEx.validateLexical( String v , SchemaType sType , ValidationContext contex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JavaIntHolderEx.schema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JavaIntHolderEx.getIntValue( XmlObject o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JavaIntHolderEx.set_int( int v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JavaIntHolderEx.JavaIntHolderEx( SchemaType type , boolean compl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JavaIntHolderEx.validateValue( int v , SchemaType sType , ValidationContext context )</text:p>
          </table:table-cell>
          <table:table-cell office:value-type="float" office:value="16">
            <text:p text:style-name="Table_20_Contents">16</text:p>
          </table:table-cell>
          <table:table-cell office:value-type="float" office:value="22">
            <text:p text:style-name="Table_20_Contents">22</text:p>
          </table:table-cell>
          <table:table-cell office:value-type="float" office:value="72">
            <text:p text:style-name="Table_20_Contents">7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